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</style:style>
    <style:style style:name="P9" style:family="paragraph" style:parent-style-name="Heading_20_3">
      <style:paragraph-properties fo:margin-top="0.222in" fo:margin-bottom="0.0555in" loext:contextual-spacing="false"/>
    </style:style>
    <style:style style:name="P10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P11" style:family="paragraph" style:parent-style-name="Heading_20_2">
      <style:paragraph-properties fo:margin-top="0.25in" fo:margin-bottom="0.0835in" loext:contextual-spacing="fals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xbl8v0ddrkik"/>Erin's Dissertation</text:p>
      <text:p text:style-name="P11"><text:bookmark text:name="_hrifkzsd0uaa"/>Timeline</text:p>
      <text:p text:style-name="P9"><text:bookmark text:name="_xzulsblryjdb"/>Fall 2018</text:p>
      <text:p text:style-name="P1">focus on discourse coherence</text:p>
      <text:p text:style-name="P1">meet with Dan &amp; try to get him as a co-author</text:p>
      <text:p text:style-name="P1">end of fall: submit discourse coherence to TACL (or NACL, ACL)</text:p>
      <text:p text:style-name="P9"><text:bookmark text:name="_jc6zlikjegs"/>Winter 2018</text:p>
      <text:p text:style-name="P1">end of winter: submit 1 chapter to committee (either an intro chapter for adjectives or an intro chapter for sentence vectors)</text:p>
      <text:p text:style-name="P1">hold a committee meeting</text:p>
      <text:p text:style-name="P1">possibly fall back to adj+discourse combo, or possibly choose only one (adj OR discourse) and add a third project.</text:p>
      <text:p text:style-name="P9"><text:bookmark text:name="_fljojgljx9fv"/>Summer 2019</text:p>
      <text:p text:style-name="P1">end of summer: completed draft of dissertation</text:p>
      <text:p text:style-name="P9"><text:bookmark text:name="_19uv2m1rlwsr"/>Summer 2020</text:p>
      <text:p text:style-name="P1">submit dissertation</text:p>
      <text:p text:style-name="P1">defense</text:p>
      <text:p text:style-name="P11"><text:bookmark text:name="_18cx558pbfwi"/>DisSent</text:p>
      <text:p text:style-name="P1">! Run experiment to see how humans do at the DIS task for the TACL paper</text:p>
      <text:p text:style-name="P1">Readings:</text:p>
      <text:list xml:id="list6577143039185523751" text:style-name="WWNum4">
        <text:list-item>
          <text:p text:style-name="P2">dialogue &amp; discourse Yung et al.</text:p>
        </text:list-item>
        <text:list-item>
          <text:p text:style-name="P2">Naho Orita</text:p>
        </text:list-item>
        <text:list-item>
          <text:p text:style-name="P2">Andy Kehler</text:p>
        </text:list-item>
        <text:list-item>
          <text:p text:style-name="P2">Hana Rhode</text:p>
        </text:list-item>
        <text:list-item>
          <text:p text:style-name="P2">style relation, elaboration</text:p>
        </text:list-item>
      </text:list>
      <text:p text:style-name="P11"><text:bookmark text:name="_p2vnz5yimw5v"/>Discourse Coherence</text:p>
      <text:p text:style-name="P1">Get memory &amp; topic decay papers from Mike</text:p>
      <text:list xml:id="list7645056113940124367" text:style-name="WWNum2">
        <text:list-item>
          <text:p text:style-name="P3"><text:soft-page-break/>memory &amp; language, power laws</text:p>
        </text:list-item>
        <text:list-item>
          <text:p text:style-name="P3">Hana Rhode topic decay in child-directed speech -- topic is object reference</text:p>
          <text:list>
            <text:list-item>
              <text:p text:style-name="P6">prob of referring fades in this way</text:p>
            </text:list-item>
          </text:list>
        </text:list-item>
        <text:list-item>
          <text:p text:style-name="P3">Gabe's work: conversations on twitter, surprisal in successive tweets, information content, NACL paper about the world series tweets</text:p>
        </text:list-item>
      </text:list>
      <text:p text:style-name="P1">Get input from Dan about "thinking like a linguist"</text:p>
      <text:list xml:id="list2633974204816918219" text:style-name="WWNum3">
        <text:list-item>
          <text:p text:style-name="P4">what sentences to look at</text:p>
          <text:list>
            <text:list-item>
              <text:p text:style-name="P7">topic sentences, structure of paragraph</text:p>
            </text:list-item>
            <text:list-item>
              <text:p text:style-name="P7">are first paragraphs of wikipedia (summaries) weird in some systematic, visible way?</text:p>
            </text:list-item>
            <text:list-item>
              <text:p text:style-name="P7">writer-specific descriptions - different authors have different kinds of coherence</text:p>
            </text:list-item>
          </text:list>
        </text:list-item>
        <text:list-item>
          <text:p text:style-name="P4">across corpora, writers, etc.</text:p>
        </text:list-item>
        <text:list-item>
          <text:p text:style-name="P4">metric used in schizophrenia project: distance answers get from questions - 1st derivative</text:p>
        </text:list-item>
        <text:list-item>
          <text:p text:style-name="P4">history of coherence in linguistics and CS</text:p>
          <text:list>
            <text:list-item>
              <text:p text:style-name="P7">entity coherence, topical coherence, compositional sentence-sentence coherence and CS models of each of these</text:p>
            </text:list-item>
          </text:list>
        </text:list-item>
        <text:list-item>
          <text:p text:style-name="P4">yiddish doesn't mark some of these connectives (e.g. "because")</text:p>
        </text:list-item>
      </text:list>
      <text:p text:style-name="P1">Run more analyses</text:p>
      <text:list xml:id="list1740499069106254215" text:style-name="WWNum1">
        <text:list-item>
          <text:p text:style-name="P5">Take each paragraph in the "within paragraphs" plot and standardize it to [0,1]</text:p>
        </text:list-item>
        <text:list-item>
          <text:p text:style-name="P5">Different genres</text:p>
          <text:list>
            <text:list-item>
              <text:p text:style-name="P8">pairwise discourse vs monologue</text:p>
            </text:list-item>
            <text:list-item>
              <text:p text:style-name="P8">different authors have different styles</text:p>
            </text:list-item>
            <text:list-item>
              <text:p text:style-name="P8">lengths of documents</text:p>
            </text:list-item>
          </text:list>
        </text:list-item>
        <text:list-item>
          <text:p text:style-name="P5">Different genres might require different embeddings</text:p>
          <text:list>
            <text:list-item>
              <text:p text:style-name="P8">where are the vectors trained vs where are you evaluating?</text:p>
            </text:list-item>
            <text:list-item>
              <text:p text:style-name="P8">held-out vectors</text:p>
            </text:list-item>
            <text:list-item>
              <text:p text:style-name="P8">Arora is a good baseline</text:p>
            </text:list-item>
            <text:list-item>
              <text:p text:style-name="P8">Could also try mittens (by Chris Pottes -- mittens as in mitten for your GLoVe)</text:p>
            </text:list-item>
          </text:list>
        </text:list-item>
      </text:list>
      <text:p text:style-name="P11"><text:bookmark text:name="_htfrw2a6fxo3"/>Sorites</text:p>
      <text:p text:style-name="P1"><text:soft-page-break/>cog/psych journal</text:p>
      <text:p text:style-name="P1">preregister</text:p>
      <text:p text:style-name="P11"><text:bookmark text:name="_x5ulaflg9skg"/>Intensifiers</text:p>
      <text:p text:style-name="P1">does bleaching happen in iterated learning?</text:p>
      <text:p text:style-name="P1">Yiwei strength+freq, historical, yelp over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6" meta:word-count="377" meta:character-count="2259" meta:non-whitespace-character-count="1966"/>
    <meta:generator>LibreOfficeDev/5.1.0.3$Linux_X86_64 LibreOffice_project/</meta:generator>
  </office:meta>
</office:document-meta>
</file>